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6c29" officeooo:paragraph-rsid="001e6c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es of code count </text:p>
      <text:p text:style-name="P1">find . -iname *.m | xargs egrep -cv '^%|^$' | sed s/:/\ /g | sort -n -k2 </text:p>
      <text:p text:style-name="P1">./nav/Matlab/include/calcLoopCoef.m 4</text:p>
      <text:p text:style-name="P1">./nav/Matlab/include/invert.m 5</text:p>
      <text:p text:style-name="P1">./nav/Matlab/geoFunctions/e_r_corr.m 7</text:p>
      <text:p text:style-name="P1">./nav/Matlab/include/CNoVSM.m 7</text:p>
      <text:p text:style-name="P1">./nav/Matlab/calculatePseudoranges.m 8</text:p>
      <text:p text:style-name="P1">./nav/Matlab/geoFunctions/check_t.m 8</text:p>
      <text:p text:style-name="P1">./nav/Matlab/include/twosComp2dec.m 8</text:p>
      <text:p text:style-name="P1">./nav/Matlab/readData.m 8</text:p>
      <text:p text:style-name="P1">./nav/Matlab/geoFunctions/clsin.m 10</text:p>
      <text:p text:style-name="P1">./nav/Matlab/include/sampledCAcode.m 10</text:p>
      <text:p text:style-name="P1">./nav/Matlab/include/CNoMOM.m 12</text:p>
      <text:p text:style-name="P1">./nav/Matlab/geoFunctions/geo2cart.m 13</text:p>
      <text:p text:style-name="P1">./nav/Matlab/geoFunctions/leastSquareVel2.m 14</text:p>
      <text:p text:style-name="P1">./nav/Matlab/initChannel.m 14</text:p>
      <text:p text:style-name="P1">./nav/Matlab/generatRinexFiles/conversionRINEX1.m 16</text:p>
      <text:p text:style-name="P1">./nav/Matlab/geoFunctions/roundn.m 17</text:p>
      <text:p text:style-name="P1">./nav/Matlab/include/preRun.m 17</text:p>
      <text:p text:style-name="P1">./nav/Matlab/geoFunctions/checkEphStatus.m 18</text:p>
      <text:p text:style-name="P1">./nav/Matlab/init.m 18</text:p>
      <text:p text:style-name="P1">./nav/Matlab/geoFunctions/clksin.m 21</text:p>
      <text:p text:style-name="P1">./nav/Matlab/geoFunctions/deg2dms.m 22</text:p>
      <text:p text:style-name="P1">./nav/Matlab/include/calUTC.m 22</text:p>
      <text:p text:style-name="P1">./nav/Matlab/include/makeCaTable.m 22</text:p>
      <text:p text:style-name="P1">./nav/Matlab/initState.m 23</text:p>
      <text:p text:style-name="P1">./nav/Matlab/geoFunctions/cart2geo.m 24</text:p>
      <text:p text:style-name="P1">./nav/Matlab/include/dms2mat.m 24</text:p>
      <text:p text:style-name="P1">./nav/Matlab/geoFunctions/findUtmZone.m 25</text:p>
      <text:p text:style-name="P1">./nav/Matlab/include/CNoPRM.m 25</text:p>
      <text:p text:style-name="P1">./nav/Matlab/include/deg2dms.m 25</text:p>
      <text:p text:style-name="P1">./nav/Matlab/generatRinexFiles/genRinexFilesRINEX1.m 26</text:p>
      <text:p text:style-name="P1">./nav/Matlab/geoFunctions/topocent.m 26</text:p>
      <text:p text:style-name="P1">./nav/Matlab/geoFunctions/leastSquareVel1.m 27</text:p>
      <text:p text:style-name="P1">./nav/Matlab/include/parityCheck.m 27</text:p>
      <text:p text:style-name="P1">./nav/Matlab/refineCodePhase.m 30</text:p>
      <text:p text:style-name="P1">./nav/Matlab/generatRinexFiles/adjustFormat.m 31</text:p>
      <text:p text:style-name="P1">./nav/Matlab/include/mapBits.m 31</text:p>
      <text:p text:style-name="P1">./nav/Matlab/include/navPartyChk.m 32</text:p>
      <text:p text:style-name="P1">./nav/Matlab/include/generateCAcode.m 33</text:p>
      <text:p text:style-name="P1">./nav/Matlab/include/findDopCarrPhase.m 34</text:p>
      <text:p text:style-name="P1">./nav/Matlab/generatRinexFiles/rinexNavHeader.m 36</text:p>
      <text:p text:style-name="P1">./nav/Matlab/generatRinexFiles/rinexObsData.m 36</text:p>
      <text:p text:style-name="P1">./nav/Matlab/include/findCNo.m 38</text:p>
      <text:p text:style-name="P1">./nav/Matlab/include/showChannelStatus.m 38</text:p>
      <text:p text:style-name="P1">./nav/Matlab/generatRinexFiles/conversion.m 39</text:p>
      <text:p text:style-name="P1">./nav/Matlab/geoFunctions/dms2mat.m 41</text:p>
      <text:p text:style-name="P1">./nav/Matlab/include/findTransTime.m 41</text:p>
      <text:p text:style-name="P1">./nav/Matlab/generatRinexFiles/genRinexFiles.m 42</text:p>
      <text:p text:style-name="P1"><text:soft-page-break/>./nav/Matlab/include/sample2Byte.m 43</text:p>
      <text:p text:style-name="P1">./nav/Matlab/generatRinexFiles/calcDateTime.m 44</text:p>
      <text:p text:style-name="P1">./nav/Matlab/initTrackresults.m 46</text:p>
      <text:p text:style-name="P1">./nav/Matlab/initNavSolutions.m 48</text:p>
      <text:p text:style-name="P1">./nav/Matlab/geoFunctions/mat2dms.m 52</text:p>
      <text:p text:style-name="P1">./nav/Matlab/doAcquisition.m 53</text:p>
      <text:p text:style-name="P1">./nav/Matlab/geoFunctions/initEph.m 53</text:p>
      <text:p text:style-name="P1">./nav/Matlab/geoFunctions/togeod.m 54</text:p>
      <text:p text:style-name="P1">./nav/Matlab/geoFunctions/tropo.m 54</text:p>
      <text:p text:style-name="P1">./nav/Matlab/corrCarrPhase.m 59</text:p>
      <text:p text:style-name="P1">./nav/Matlab/postProcessing.m 61</text:p>
      <text:p text:style-name="P1">./nav/Matlab/testNav.m 65</text:p>
      <text:p text:style-name="P1">./nav/Matlab/geoFunctions/ionoModel.m 66</text:p>
      <text:p text:style-name="P1">./nav/Matlab/generatRinexFiles/rinexObsHeader.m 67</text:p>
      <text:p text:style-name="P1">./nav/Matlab/geoFunctions/cart2utm.m 72</text:p>
      <text:p text:style-name="P1">./nav/Matlab/include/skyPlot.m 79</text:p>
      <text:p text:style-name="P1">./nav/Matlab/geoFunctions/leastSquarePos.m 85</text:p>
      <text:p text:style-name="P1">./nav/Matlab/generatRinexFiles/rinexNavData.m 86</text:p>
      <text:p text:style-name="P1">./nav/Matlab/initSettings.m 89</text:p>
      <text:p text:style-name="P1">./nav/Matlab/trackingCore.m 95</text:p>
      <text:p text:style-name="P1">./nav/Matlab/geoFunctions/satPosVel.m 128</text:p>
      <text:p text:style-name="P1">./nav/Matlab/doDecoding.m 201</text:p>
      <text:p text:style-name="P1">./nav/Matlab/geoFunctions/ephemeris.m 209</text:p>
      <text:p text:style-name="P1">./nav/Matlab/acquireCore.m 210</text:p>
      <text:p text:style-name="P1">./nav/Matlab/doTracking.m 227</text:p>
      <text:p text:style-name="P1">./nav/Matlab/doNavigation.m 351</text:p>
      <text:p text:style-name="P1">./nav/Matlab/probeData.m 594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</meta:initial-creator>
    <meta:creation-date>2015-05-13T09:24:43.959350762</meta:creation-date>
    <dc:date>2015-05-13T09:27:46.845353012</dc:date>
    <dc:creator>Sean </dc:creator>
    <meta:editing-duration>P0D</meta:editing-duration>
    <meta:editing-cycles>1</meta:editing-cycles>
    <meta:document-statistic meta:table-count="0" meta:image-count="0" meta:object-count="0" meta:page-count="2" meta:paragraph-count="76" meta:word-count="169" meta:character-count="2922" meta:non-whitespace-character-count="2752"/>
    <meta:generator>LibreOffice/4.2.8.2$Linux_X86_64 LibreOffice_project/420m0$Build-2</meta:generator>
  </office:meta>
</office:document-meta>
</file>